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-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5:54:52.00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5:55:29.938000000</dc:date>
    <meta:editing-duration>P3DT21H13M5S</meta:editing-duration>
    <meta:editing-cycles>306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9" meta:object-count="0"/>
  </office:meta>
</office:document-meta>
</file>